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b13" officeooo:paragraph-rsid="0016ab13"/>
    </style:style>
    <style:style style:name="P2" style:family="paragraph" style:parent-style-name="Standard">
      <style:text-properties officeooo:rsid="0017a74e" officeooo:paragraph-rsid="0017a74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5b6e" officeooo:paragraph-rsid="0017a74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5956" officeooo:paragraph-rsid="0017a74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71916" officeooo:paragraph-rsid="00171916"/>
    </style:style>
    <style:style style:name="P6" style:family="paragraph" style:parent-style-name="Standard">
      <style:text-properties fo:color="#c9211e" loext:opacity="100%" style:text-underline-style="solid" style:text-underline-width="auto" style:text-underline-color="font-color" fo:font-weight="normal" officeooo:rsid="00125956" officeooo:paragraph-rsid="0017a74e" style:font-weight-asian="normal" style:font-weight-complex="normal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normal" officeooo:rsid="00153081" officeooo:paragraph-rsid="0017a74e" style:font-weight-asian="normal" style:font-weight-complex="normal"/>
    </style:style>
    <style:style style:name="P8" style:family="paragraph" style:parent-style-name="Standard">
      <style:text-properties fo:color="#c9211e" loext:opacity="100%" style:text-underline-style="solid" style:text-underline-width="auto" style:text-underline-color="font-color" officeooo:rsid="0017a74e" officeooo:paragraph-rsid="0017a74e"/>
    </style:style>
    <style:style style:name="P9" style:family="paragraph" style:parent-style-name="Standard">
      <style:text-properties style:text-underline-style="none" fo:font-weight="normal" officeooo:rsid="00125956" officeooo:paragraph-rsid="0017a74e" style:font-weight-asian="normal" style:font-weight-complex="normal"/>
    </style:style>
    <style:style style:name="P10" style:family="paragraph" style:parent-style-name="Standard">
      <style:text-properties fo:color="#000000" loext:opacity="100%" style:text-underline-style="none" fo:font-weight="normal" officeooo:rsid="00125956" officeooo:paragraph-rsid="0017a74e" style:font-weight-asian="normal" style:font-weight-complex="normal"/>
    </style:style>
    <style:style style:name="T1" style:family="text">
      <style:text-properties officeooo:rsid="00171916"/>
    </style:style>
    <style:style style:name="T2" style:family="text">
      <style:text-properties officeooo:rsid="0017a74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25956" style:font-weight-asian="normal" style:font-weight-complex="normal"/>
    </style:style>
    <style:style style:name="T5" style:family="text">
      <style:text-properties style:text-underline-style="none" fo:font-weight="normal" officeooo:rsid="0013c9e4" style:font-weight-asian="normal" style:font-weight-complex="normal"/>
    </style:style>
    <style:style style:name="T6" style:family="text">
      <style:text-properties style:text-underline-style="none" fo:font-weight="normal" officeooo:rsid="001074d1" style:font-weight-asian="normal" style:font-weight-complex="normal"/>
    </style:style>
    <style:style style:name="T7" style:family="text">
      <style:text-properties style:text-underline-style="none" fo:font-weight="normal" officeooo:rsid="00153081" style:font-weight-asian="normal" style:font-weight-complex="normal"/>
    </style:style>
    <style:style style:name="T8" style:family="text">
      <style:text-properties officeooo:rsid="00171212"/>
    </style:style>
    <style:style style:name="T9" style:family="text">
      <style:text-properties officeooo:rsid="0016df83"/>
    </style:style>
    <style:style style:name="T10" style:family="text">
      <style:text-properties officeooo:rsid="00153081"/>
    </style:style>
    <style:style style:name="T11" style:family="text">
      <style:text-properties officeooo:rsid="00179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8">Gameplay Loop:</text:p>
      <text:p text:style-name="P1"/>
      <text:p text:style-name="P1">→ <text:span text:style-name="T1">Point system (like FE:3H)</text:span></text:p>
      <text:p text:style-name="P1">→ <text:span text:style-name="T1">more Points consumed = later in the day</text:span></text:p>
      <text:p text:style-name="P1">→ <text:span text:style-name="T1">climbing the tower comsumes all points</text:span></text:p>
      <text:p text:style-name="P1">→ <text:span text:style-name="T1">In the beginning 10 points</text:span></text:p>
      <text:p text:style-name="P1">→ <text:span text:style-name="T1">everything in the playerbase like training, meditating, … costs 1 point, so player can always use all their points in a day</text:span></text:p>
      <text:p text:style-name="P1">→ <text:span text:style-name="T2">doing quests or larger things in the town consumes more points</text:span></text:p>
      <text:p text:style-name="P1"/>
      <text:p text:style-name="P1">→ <text:span text:style-name="T2">no of days are tracked</text:span></text:p>
      <text:p text:style-name="P1"><text:tab/>→ <text:span text:style-name="T2">reward efficient/fast player by incentivising lower no of days to reach sth.</text:span></text:p>
      <text:p text:style-name="P1"><text:tab/>→ <text:span text:style-name="T2">before each day the day number is displayed</text:span></text:p>
      <text:p text:style-name="P1"/>
      <text:p text:style-name="P1">→ <text:span text:style-name="T2">progression is limited by how far you got in the tower → no endless grinding</text:span></text:p>
      <text:p text:style-name="P1">→ <text:span text:style-name="T2">progression activities unlock or get better as you progress in the tower</text:span></text:p>
      <text:p text:style-name="P1"/>
      <text:p text:style-name="P1"/>
      <text:p text:style-name="P8">attributes:</text:p>
      <text:p text:style-name="P2">→ Hp</text:p>
      <text:p text:style-name="P2">→ Mana</text:p>
      <text:p text:style-name="P2">→ Exp/Level</text:p>
      <text:p text:style-name="P2">→ Activity points</text:p>
      <text:p text:style-name="P2"/>
      <text:p text:style-name="P3"><text:span text:style-name="T3">→ Strength → </text:span><text:span text:style-name="T6">physical </text:span><text:span text:style-name="T3">damage (chopping wood, fighting, </text:span><text:span text:style-name="T4">training with dummy</text:span><text:span text:style-name="T3">)</text:span></text:p>
      <text:p text:style-name="P3"><text:span text:style-name="T3">→ Endurance → HP amount, Stamina amount (farming, </text:span><text:span text:style-name="T6">chopping wood</text:span><text:span text:style-name="T3">)</text:span></text:p>
      <text:p text:style-name="P3"><text:span text:style-name="T3">→ </text:span><text:span text:style-name="T6">Knowledge/Intelligence → Potion effeciency, being able to decrypting different levels of scrolls, MP amount, Magic damage (brewing potions, decrypting scrolls, Meditation)</text:span></text:p>
      <text:p text:style-name="P3"><text:span text:style-name="T6">→ Precision → Crit chance, </text:span><text:span text:style-name="T4">success rate brewing, (herb gathering, training with dummy)</text:span></text:p>
      <text:p text:style-name="P3"><text:span text:style-name="T4">→ Charisma → lower prices, </text:span><text:span text:style-name="T5">more stuff from NPCs, easier to convince NPCs, special events? (help townspeople)</text:span></text:p>
      <text:p text:style-name="P3"><text:span text:style-name="T5"/></text:p>
      <text:p text:style-name="P3"><text:span text:style-name="T5"/></text:p>
      <text:p text:style-name="P6">Skills:</text:p>
      <text:p text:style-name="P9"/>
      <text:p text:style-name="P9">- gain Exp by defeating monsters</text:p>
      <text:p text:style-name="P9">- gain level with enough exp → <text:span text:style-name="T2">gain</text:span> skill point<text:span text:style-name="T2">s, activity points, Hp and Mana</text:span></text:p>
      <text:p text:style-name="P9">- invest skills points when meditating in skill tree <text:span text:style-name="T2">(with attribute checks)</text:span></text:p>
      <text:p text:style-name="P4"><text:span text:style-name="T5">- different skill branches → </text:span><text:span text:style-name="T7">combat-focused, magic-focused, town-focused, maybe miscellaneous</text:span></text:p>
      <text:p text:style-name="P4"><text:span text:style-name="T7"/></text:p>
      <text:p text:style-name="P6"><text:span text:style-name="T9">Equipment</text:span><text:span text:style-name="T10">:</text:span></text:p>
      <text:p text:style-name="P7"/>
      <text:p text:style-name="P10">- <text:span text:style-name="T9">three parts: head, upper body, lower body</text:span></text:p>
      <text:p text:style-name="P10">- <text:span text:style-name="T9">set amount of armor that needs to be upgraded (→ higher levels require for Example a smith)</text:span></text:p>
      <text:p text:style-name="P10">- <text:span text:style-name="T11">smith main source for armor, but can also be found in tower</text:span></text:p>
      <text:p text:style-name="P10">- <text:span text:style-name="T9">armor gives defense + possible bonuses to strength, precision, etc.</text:span></text:p>
      <text:p text:style-name="P10"/>
      <text:p text:style-name="P10"/>
      <text:p text:style-name="P10"/>
      <text:p text:style-name="P6"><text:soft-page-break/><text:span text:style-name="T8">Weapons</text:span>:</text:p>
      <text:p text:style-name="P6"/>
      <text:p text:style-name="P10">- <text:span text:style-name="T8">sword</text:span></text:p>
      <text:p text:style-name="P10">- <text:span text:style-name="T8">can only be crafted, </text:span><text:span text:style-name="T11">bought</text:span><text:span text:style-name="T8"> and upgrade like armor</text:span></text:p>
      <text:p text:style-name="P10"><text:span text:style-name="T7">- </text:span><text:span text:style-name="T8">different types of swords (→ for magic, for big strength, for tanks like life steal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0:27:14.075000000</meta:creation-date>
    <dc:date>2022-10-13T10:53:01.236000000</dc:date>
    <meta:editing-duration>PT25M45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6" meta:word-count="328" meta:character-count="1910" meta:non-whitespace-character-count="1616"/>
  </office:meta>
</office:document-meta>
</file>